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Map.ReferenceMap( int keyType , int valueType , int capacity , float loadFactor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Map.ReferenceMap( int keyType , int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ReferenceMap( int keyType , int valueType , int 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ReferenceMap( int keyType , int valueType , boolean purg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Map.Referen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